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cbc0" officeooo:paragraph-rsid="000fcbc0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fcbc0" officeooo:paragraph-rsid="000fcbc0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0fcbc0" officeooo:paragraph-rsid="000fcbc0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0fcbc0" officeooo:paragraph-rsid="000fcbc0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fo:font-size="12pt" fo:font-weight="normal" officeooo:rsid="000fcbc0" officeooo:paragraph-rsid="000fcbc0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font-name="Liberation Serif" fo:font-size="12pt" fo:font-weight="normal" officeooo:rsid="000fcbc0" officeooo:paragraph-rsid="000fcbc0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officeooo:rsid="000fcbc0" officeooo:paragraph-rsid="000fcbc0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4pt" fo:font-weight="normal" officeooo:rsid="000fcbc0" officeooo:paragraph-rsid="000fcbc0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text-properties style:font-name="Liberation Serif" fo:font-size="14pt" fo:font-weight="normal" officeooo:rsid="000fcbc0" officeooo:paragraph-rsid="000fcbc0" style:font-size-asian="12.25pt" style:font-weight-asian="normal" style:font-size-complex="14pt" style:font-weight-complex="normal"/>
    </style:style>
    <style:style style:name="P10" style:family="paragraph" style:parent-style-name="Standard" style:list-style-name="L3">
      <style:text-properties style:font-name="Liberation Serif" fo:font-size="14pt" fo:font-weight="normal" officeooo:rsid="00103ee0" officeooo:paragraph-rsid="00103ee0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fo:font-weight="bold" officeooo:rsid="000fcbc0" officeooo:paragraph-rsid="000fcbc0" style:font-size-asian="12.25pt" style:font-weight-asian="bold" style:font-size-complex="14pt" style:font-weight-complex="bold"/>
    </style:style>
    <style:style style:name="T1" style:family="text">
      <style:text-properties style:font-name="Courier New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18faa" style:font-size-asian="10.5pt" style:font-size-complex="12pt"/>
    </style:style>
    <style:style style:name="T4" style:family="text">
      <style:text-properties officeooo:rsid="00103ee0"/>
    </style:style>
    <style:style style:name="T5" style:family="text">
      <style:text-properties officeooo:rsid="00118f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AD User</text:p>
      <text:list xml:id="list3757710283234273686" text:style-name="L1">
        <text:list-item>
          <text:p text:style-name="P4">Login to a workstation as a Domain Admin.</text:p>
        </text:list-item>
        <text:list-item>
          <text:p text:style-name="P4">Navigate to the “ <text:a xlink:type="simple" xlink:href="smb://MW-DC1/Departments/InfoTech/AD_Users">\\MW-DC1\Departments\InfoTech\AD_Users</text:a>” directory.</text:p>
        </text:list-item>
        <text:list-item>
          <text:p text:style-name="P4">Open the “ImportUsers.csv” file and append the information for the new user to the end of the file.</text:p>
          <text:list>
            <text:list-item>
              <text:p text:style-name="P4">At minimum you must have the: Name, Path, Department, and Password.</text:p>
            </text:list-item>
          </text:list>
        </text:list-item>
        <text:list-item>
          <text:p text:style-name="P4">Save the “ImportUsers.csv” file.</text:p>
        </text:list-item>
        <text:list-item>
          <text:p text:style-name="P4">Run the “CreateAD_Users.ps1” script that resides in the same folder to affect the addition of the user to the domain.</text:p>
        </text:list-item>
        <text:list-item>
          <text:p text:style-name="P4">Open the “Active Directory Users and Groups” utility and locate the new user.</text:p>
        </text:list-item>
        <text:list-item>
          <text:p text:style-name="P4">Edit that users properties and set his home directory to the “H:” and the remote location <text:span text:style-name="T5">to</text:span> “<text:a xlink:type="simple" xlink:href="smb://MW-DC/Home/%25username%25">\\MW-DC\Home\%username%</text:a>” close the window to effect the change.</text:p>
        </text:list-item>
      </text:list>
      <text:p text:style-name="P3"/>
      <text:p text:style-name="P3"/>
      <text:p text:style-name="P2">Add Computer to Domain</text:p>
      <text:list xml:id="list3767431536358747420" text:style-name="L2">
        <text:list-item>
          <text:p text:style-name="P5">Login to the new computer as a Local Admin.</text:p>
        </text:list-item>
        <text:list-item>
          <text:p text:style-name="P5">Verify that the computer is on the same network as the domain controller and the DNS server is the domain controller.</text:p>
        </text:list-item>
        <text:list-item>
          <text:p text:style-name="P5">Next open a new Administrative Powershell window.</text:p>
        </text:list-item>
        <text:list-item>
          <text:p text:style-name="P5">Type in the below command substituting in <text:span text:style-name="T5">your</text:span> Domain Admin credential, and an OUPath if you so choose. <text:line-break/><text:span text:style-name="T1">Add-Computer -DomainName MW.local -Credential MW\Administrator.</text:span></text:p>
        </text:list-item>
        <text:list-item>
          <text:p text:style-name="P6">Restart the computer for the changes to take effect.</text:p>
        </text:list-item>
      </text:list>
      <text:p text:style-name="P7"/>
      <text:p text:style-name="P8"/>
      <text:p text:style-name="P11"><text:span text:style-name="T4">Create</text:span> a Network Share <text:span text:style-name="T4">on a</text:span> Server</text:p>
      <text:list xml:id="list7180787660402319532" text:style-name="L3">
        <text:list-item>
          <text:p text:style-name="P9"><text:span text:style-name="T2">Login to a workstation as a Domain Admin and open Server Manager.</text:span></text:p>
        </text:list-item>
        <text:list-item>
          <text:p text:style-name="P9"><text:span text:style-name="T2">Select “File and Storage Services” in the left hand pane.</text:span></text:p>
        </text:list-item>
        <text:list-item>
          <text:p text:style-name="P10"><text:span text:style-name="T2">Select “Shares” in the new left hand pane that appears.</text:span></text:p>
        </text:list-item>
        <text:list-item>
          <text:p text:style-name="P10"><text:span text:style-name="T2">Under the “SHARES” column right click the server you wish to create the share on and select “New Share”.</text:span></text:p>
        </text:list-item>
        <text:list-item>
          <text:p text:style-name="P10"><text:span text:style-name="T2">Accept the default profile of “SMB Share – Quick” and click next.</text:span></text:p>
        </text:list-item>
        <text:list-item>
          <text:p text:style-name="P10"><text:span text:style-name="T2">Select the server you wish to create the share on and then specify a </text:span><text:span text:style-name="T3">local</text:span><text:span text:style-name="T2"> path for the folder to </text:span><text:span text:style-name="T3">be </text:span><text:span text:style-name="T2">share</text:span><text:span text:style-name="T3">d</text:span><text:span text:style-name="T2"> on that server. Click next.</text:span></text:p>
        </text:list-item>
        <text:list-item>
          <text:p text:style-name="P10"><text:span text:style-name="T2">Enter the name to advertise the share with and a description if you so choose. <text:s/>Verify the local path and the remote path for the share. <text:s/>Click next. <text:s/>If prompted to create a directory, verify that you have typed the correct local path, </text:span><text:span text:style-name="T3">then</text:span><text:span text:style-name="T2"> click OK.</text:span></text:p>
        </text:list-item>
        <text:list-item>
          <text:p text:style-name="P10"><text:span text:style-name="T2">Check “Enable access-based enumeration” and uncheck “Allow caching of share”, click next.</text:span></text:p>
        </text:list-item>
        <text:list-item>
          <text:p text:style-name="P10"><text:span text:style-name="T2">Click “Customize permissions”, click “Disable inheritance” near the bottom of the window. Select “Remove all inherited permissions from this object.”</text:span></text:p>
        </text:list-item>
        <text:list-item>
          <text:p text:style-name="P10"><text:span text:style-name="T2">Click “Add” to add permissions for the folder. <text:s/>Click the “Select a Principal” link near the top of the </text:span><text:span text:style-name="T3">window</text:span><text:span text:style-name="T2">. <text:s/>Enter the name “Domain Admins” and click okay. <text:s/>Grand them “Full Control” permissions and click “OK”. <text:s/>Add additional groups as needed. <text:s/>The group “Authenticated Users” should be added with “Modify” permissions if you want all users to access folders stored under this share.</text:span></text:p>
        </text:list-item>
        <text:list-item>
          <text:p text:style-name="P10"><text:span text:style-name="T2">When you are done adding group to the permissions click “OK” on the bottom of the window. <text:s/></text:span><text:soft-page-break/><text:span text:style-name="T2">Then click “Next” in the “New Share Wizard”, verify all your setting one last time and then press “Create” if everything look correct.</text:span></text:p>
        </text:list-item>
        <text:list-item>
          <text:p text:style-name="P10"><text:span text:style-name="T2">This share can now be accessed using the “Remote Path” shown earli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20:49:33.805917623</meta:creation-date>
    <dc:date>2018-05-17T04:39:55.287224148</dc:date>
    <meta:editing-duration>PT7H33M50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495" meta:character-count="2859" meta:non-whitespace-character-count="2406"/>
  </office:meta>
</office:document-meta>
</file>